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1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15990*"/>
    </style:style>
    <style:style style:name="Tableau3.B" style:family="table-column">
      <style:table-column-properties style:column-width="13.166cm" style:rel-column-width="49545*"/>
    </style:style>
    <style:style style:name="Tableau3.1" style:family="table-row">
      <style:table-row-properties style:min-row-height="0.661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loext:opacity="100%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1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text-properties officeooo:rsid="005af96a" officeooo:paragraph-rsid="005e6ab8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2" style:family="paragraph" style:parent-style-name="Text_20_body">
      <style:text-properties officeooo:rsid="0032e14d" officeooo:paragraph-rsid="0032e14d"/>
    </style:style>
    <style:style style:name="P33" style:family="paragraph" style:parent-style-name="Text_20_body">
      <style:text-properties officeooo:rsid="00486249" officeooo:paragraph-rsid="00486249"/>
    </style:style>
    <style:style style:name="P34" style:family="paragraph" style:parent-style-name="Text_20_body">
      <style:text-properties officeooo:rsid="004e2ebf" officeooo:paragraph-rsid="004e2ebf"/>
    </style:style>
    <style:style style:name="P35" style:family="paragraph" style:parent-style-name="Text_20_body">
      <style:text-properties officeooo:paragraph-rsid="004e2ebf"/>
    </style:style>
    <style:style style:name="P36" style:family="paragraph" style:parent-style-name="Text_20_body">
      <style:text-properties officeooo:paragraph-rsid="004e7260"/>
    </style:style>
    <style:style style:name="P37" style:family="paragraph" style:parent-style-name="Text_20_body">
      <style:text-properties style:font-name-asian="DejaVu Sans2" style:font-name-complex="DejaVu Sans2"/>
    </style:style>
    <style:style style:name="P38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39" style:family="paragraph" style:parent-style-name="Text_20_body">
      <style:text-properties officeooo:rsid="0055c45b" officeooo:paragraph-rsid="0055c45b"/>
    </style:style>
    <style:style style:name="P40" style:family="paragraph" style:parent-style-name="Text_20_body">
      <style:paragraph-properties fo:text-align="center" style:justify-single-word="false"/>
      <style:text-properties officeooo:rsid="0055c45b" officeooo:paragraph-rsid="0055c45b"/>
    </style:style>
    <style:style style:name="P41" style:family="paragraph" style:parent-style-name="Text_20_body">
      <style:text-properties officeooo:paragraph-rsid="005af96a"/>
    </style:style>
    <style:style style:name="P42" style:family="paragraph" style:parent-style-name="Balise">
      <style:text-properties style:use-window-font-color="true" loext:opacity="0%"/>
    </style:style>
    <style:style style:name="P43" style:family="paragraph" style:parent-style-name="Code">
      <style:text-properties style:font-name="DejaVu Sans" fo:font-size="10pt" style:font-size-asian="10pt" style:font-size-complex="10pt"/>
    </style:style>
    <style:style style:name="P44" style:family="paragraph" style:parent-style-name="Standard">
      <style:paragraph-properties fo:break-before="page"/>
    </style:style>
    <style:style style:name="P45" style:family="paragraph" style:parent-style-name="Tableau_20_entête">
      <style:paragraph-properties fo:text-align="center" style:justify-single-word="false"/>
    </style:style>
    <style:style style:name="P4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9" style:family="paragraph" style:parent-style-name="Text_20_body">
      <style:paragraph-properties fo:margin-top="0.423cm" fo:margin-bottom="0.212cm" style:contextual-spacing="false"/>
      <style:text-properties officeooo:paragraph-rsid="00486249" style:font-name-asian="DejaVu Sans2" style:font-name-complex="DejaVu Sans2"/>
    </style:style>
    <style:style style:name="P50" style:family="paragraph" style:parent-style-name="Text_20_body">
      <style:paragraph-properties fo:margin-top="0.423cm" fo:margin-bottom="0.212cm" style:contextual-spacing="false"/>
      <style:text-properties officeooo:rsid="004e964b" officeooo:paragraph-rsid="004e964b" style:font-name-asian="DejaVu Sans2" style:font-name-complex="DejaVu Sans2"/>
    </style:style>
    <style:style style:name="P51" style:family="paragraph" style:parent-style-name="Text_20_body">
      <style:paragraph-properties fo:margin-top="0.423cm" fo:margin-bottom="0.212cm" style:contextual-spacing="false" fo:text-align="center" style:justify-single-word="false"/>
      <style:text-properties officeooo:rsid="00486249" officeooo:paragraph-rsid="00486249" style:font-name-asian="DejaVu Sans2" style:font-name-complex="DejaVu Sans2"/>
    </style:style>
    <style:style style:name="P52" style:family="paragraph" style:parent-style-name="Text_20_body">
      <style:paragraph-properties fo:margin-top="0.423cm" fo:margin-bottom="0.212cm" style:contextual-spacing="false" fo:text-align="center" style:justify-single-word="false"/>
      <style:text-properties officeooo:rsid="00639b2e" officeooo:paragraph-rsid="00639b2e" style:font-name-asian="DejaVu Sans2" style:font-name-complex="DejaVu Sans2"/>
    </style:style>
    <style:style style:name="P53" style:family="paragraph" style:parent-style-name="Heading_20_1">
      <style:text-properties style:font-name-asian="DejaVu Sans2" style:font-name-complex="DejaVu Sans2"/>
    </style:style>
    <style:style style:name="P54" style:family="paragraph" style:parent-style-name="Heading_20_1">
      <style:text-properties officeooo:rsid="00516c3d" officeooo:paragraph-rsid="00516c3d"/>
    </style:style>
    <style:style style:name="P55" style:family="paragraph" style:parent-style-name="Heading_20_1">
      <style:text-properties officeooo:paragraph-rsid="004e7260"/>
    </style:style>
    <style:style style:name="P56" style:family="paragraph" style:parent-style-name="Heading_20_1">
      <style:paragraph-properties fo:break-before="page"/>
      <style:text-properties fo:color="#ffffff" loext:opacity="100%"/>
    </style:style>
    <style:style style:name="P57" style:family="paragraph" style:parent-style-name="Heading_20_2">
      <style:text-properties officeooo:rsid="004e2ebf" officeooo:paragraph-rsid="004e7260"/>
    </style:style>
    <style:style style:name="P58" style:family="paragraph" style:parent-style-name="Heading_20_2">
      <style:text-properties officeooo:rsid="004e2ebf" officeooo:paragraph-rsid="004e2ebf"/>
    </style:style>
    <style:style style:name="P59" style:family="paragraph" style:parent-style-name="Heading_20_2">
      <style:paragraph-properties fo:margin-top="0.423cm" fo:margin-bottom="0.212cm" style:contextual-spacing="false" fo:keep-with-next="always"/>
      <style:text-properties officeooo:paragraph-rsid="00486249" style:font-name-asian="DejaVu Sans2" style:font-name-complex="DejaVu Sans2"/>
    </style:style>
    <style:style style:name="P60" style:family="paragraph" style:parent-style-name="Heading_20_2">
      <style:paragraph-properties fo:margin-top="0.423cm" fo:margin-bottom="0.212cm" style:contextual-spacing="false"/>
      <style:text-properties officeooo:paragraph-rsid="004e7260"/>
    </style:style>
    <style:style style:name="P61" style:family="paragraph" style:parent-style-name="Heading_20_3">
      <style:paragraph-properties fo:margin-top="0.423cm" fo:margin-bottom="0.212cm" style:contextual-spacing="false"/>
      <style:text-properties officeooo:paragraph-rsid="00486249" style:font-name-asian="DejaVu Sans2" style:font-name-complex="DejaVu Sans2"/>
    </style:style>
    <style:style style:name="P62" style:family="paragraph" style:parent-style-name="Heading_20_3" style:master-page-name="">
      <style:paragraph-properties fo:margin-top="0.423cm" fo:margin-bottom="0.212cm" style:contextual-spacing="false" style:page-number="auto" fo:break-before="auto" fo:break-after="auto"/>
      <style:text-properties officeooo:paragraph-rsid="00486249" style:font-name-asian="DejaVu Sans2" style:font-name-complex="DejaVu Sans2"/>
    </style:style>
    <style:style style:name="P63" style:family="paragraph" style:parent-style-name="Heading_20_3">
      <loext:graphic-properties draw:fill="none" draw:fill-color="#99ccff"/>
      <style:paragraph-properties fo:background-color="transparent" style:writing-mode="page"/>
      <style:text-properties officeooo:rsid="00486249" style:font-name-asian="DejaVu Sans2" style:font-name-complex="DejaVu Sans2"/>
    </style:style>
    <style:style style:name="P64" style:family="paragraph" style:parent-style-name="Heading_20_4">
      <style:text-properties officeooo:paragraph-rsid="005e6ab8"/>
    </style:style>
    <style:style style:name="P65" style:family="paragraph" style:parent-style-name="Heading_20_4">
      <style:text-properties officeooo:paragraph-rsid="005af96a"/>
    </style:style>
    <style:style style:name="P66" style:family="paragraph" style:parent-style-name="Heading_20_5">
      <style:text-properties officeooo:rsid="006258ee" officeooo:paragraph-rsid="006258ee"/>
    </style:style>
    <style:style style:name="P67" style:family="paragraph" style:parent-style-name="Standard" style:list-style-name="L1">
      <style:text-properties fo:color="#ff3333" loext:opacity="100%" fo:font-size="10pt" officeooo:rsid="003dcc4a" officeooo:paragraph-rsid="003dcc4a" style:font-size-asian="10pt" style:font-size-complex="10pt"/>
    </style:style>
    <style:style style:name="P68" style:family="paragraph" style:parent-style-name="Standard" style:list-style-name="L4"/>
    <style:style style:name="P69" style:family="paragraph" style:parent-style-name="Table_20_Contents">
      <style:text-properties style:language-complex="ar" style:country-complex="SA"/>
    </style:style>
    <style:style style:name="P70" style:family="paragraph" style:parent-style-name="Table_20_Contents" style:list-style-name="L5">
      <style:text-properties officeooo:rsid="00602eb9" officeooo:paragraph-rsid="00602eb9"/>
    </style:style>
    <style:style style:name="P71" style:family="paragraph" style:parent-style-name="Table_20_Contents" style:list-style-name="L6"/>
    <style:style style:name="P72" style:family="paragraph" style:parent-style-name="Table_20_Contents" style:list-style-name="L7"/>
    <style:style style:name="P73" style:family="paragraph" style:parent-style-name="Text_20_body" style:list-style-name="L2">
      <style:text-properties officeooo:rsid="00486249" officeooo:paragraph-rsid="00486249"/>
    </style:style>
    <style:style style:name="P74" style:family="paragraph" style:parent-style-name="Text_20_body" style:list-style-name="L3"/>
    <style:style style:name="P75" style:family="paragraph" style:parent-style-name="Text_20_body" style:list-style-name="L8">
      <style:text-properties officeooo:paragraph-rsid="006258ee"/>
    </style:style>
    <style:style style:name="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 loext:opacity="100%"/>
    </style:style>
    <style:style style:name="T5" style:family="text">
      <style:text-properties fo:color="#96bf3c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3d775" style:font-weight-asian="bold" style:font-weight-complex="bold"/>
    </style:style>
    <style:style style:name="T9" style:family="text">
      <style:text-properties officeooo:rsid="00103c23"/>
    </style:style>
    <style:style style:name="T10" style:family="text">
      <style:text-properties style:font-name-asian="DejaVu Sans2" style:font-name-complex="DejaVu Sans2"/>
    </style:style>
    <style:style style:name="T11" style:family="text">
      <style:text-properties officeooo:rsid="00486249" style:font-name-asian="DejaVu Sans2" style:font-name-complex="DejaVu Sans2"/>
    </style:style>
    <style:style style:name="T12" style:family="text">
      <style:text-properties officeooo:rsid="004ca430" style:font-name-asian="DejaVu Sans2" style:font-name-complex="DejaVu Sans2"/>
    </style:style>
    <style:style style:name="T13" style:family="text">
      <style:text-properties officeooo:rsid="004e7260" style:font-name-asian="DejaVu Sans2" style:font-name-complex="DejaVu Sans2"/>
    </style:style>
    <style:style style:name="T14" style:family="text">
      <style:text-properties officeooo:rsid="004ca430"/>
    </style:style>
    <style:style style:name="T15" style:family="text">
      <style:text-properties officeooo:rsid="0052f909"/>
    </style:style>
    <style:style style:name="T16" style:family="text">
      <style:text-properties officeooo:rsid="0053d775"/>
    </style:style>
    <style:style style:name="T17" style:family="text">
      <style:text-properties officeooo:rsid="0055c45b"/>
    </style:style>
    <style:style style:name="T18" style:family="text">
      <style:text-properties officeooo:rsid="005764dd"/>
    </style:style>
    <style:style style:name="T19" style:family="text">
      <style:text-properties officeooo:rsid="005cd4c7"/>
    </style:style>
    <style:style style:name="T20" style:family="text">
      <style:text-properties officeooo:rsid="005d59f2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style:style style:name="T22" style:family="text">
      <style:text-properties fo:font-size="9pt" fo:font-style="italic" officeooo:rsid="0064627c" style:font-size-asian="9pt" style:font-style-asian="italic" style:font-size-complex="9pt" style:font-style-complex="italic"/>
    </style:style>
    <style:style style:name="T23" style:family="text">
      <style:text-properties officeooo:rsid="00662e5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{{Client}}</text:user-defined></text:p>
            <text:p text:style-name="P10"/>
            <text:p text:style-name="P10"><text:user-defined style:data-style-name="N0" text:name="Projet">{{Projet}}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{{Version}}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{{Auteur}}</text:user-defined></text:p>
            <text:p text:style-name="P11"><text:user-defined style:data-style-name="N0" text:name="Auteur_Role">{{Auteur_Role}}</text:user-defined></text:p>
          </table:table-cell>
        </table:table-row>
      </table:table>
      <text:p text:style-name="P14">A Faire :</text:p>
      <text:list xml:id="list2750814335" text:style-name="L1">
        <text:list-item>
          <text:p text:style-name="P67">Remplacer manuellement les valeurs entre &lt;&gt;</text:p>
        </text:list-item>
        <text:list-item>
          <text:p text:style-name="P67">Les valeurs entre {{}} sont à renseigner dans les propriétés du document</text:p>
        </text:list-item>
      </text:list>
      <text:p text:style-name="P13"/>
      <text:p text:style-name="P4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6">1 -Versions<text:tab/>3</text:p>
          <text:p text:style-name="P46">2 -Introduction<text:tab/>4</text:p>
          <text:p text:style-name="P47">2.1 -Objet du document<text:tab/>4</text:p>
          <text:p text:style-name="P47">2.2 -Références<text:tab/>4</text:p>
          <text:p text:style-name="P47">2.3 -Besoin du client<text:tab/>4</text:p>
          <text:p text:style-name="P48">2.3.1 -Contexte<text:tab/>4</text:p>
          <text:p text:style-name="P48">2.3.2 -Enjeux et Objectifs<text:tab/>4</text:p>
          <text:p text:style-name="P46">3 -Description générale de la solution<text:tab/>5</text:p>
          <text:p text:style-name="P47">3.1 -Les principe de fonctionnement<text:tab/>5</text:p>
          <text:p text:style-name="P47">3.2 -Les acteurs<text:tab/>5</text:p>
          <text:p text:style-name="P47">3.3 -Les cas d’utilisation généraux<text:tab/>5</text:p>
          <text:p text:style-name="P46">4 -Le domaine fonctionnel<text:tab/>6</text:p>
          <text:p text:style-name="P47">4.1 -Référentiel<text:tab/>6</text:p>
          <text:p text:style-name="P48">4.1.1 -Règles de gestion<text:tab/>6</text:p>
          <text:p text:style-name="P47">4.2 -Package X<text:tab/>6</text:p>
          <text:p text:style-name="P46">5 -Les workflows<text:tab/>7</text:p>
          <text:p text:style-name="P47">5.1 -Le workflow XXX<text:tab/>7</text:p>
          <text:p text:style-name="P46">6 -Application Web<text:tab/>8</text:p>
          <text:p text:style-name="P47">6.1 -Les acteurs<text:tab/>8</text:p>
          <text:p text:style-name="P47">6.2 -Les cas d’utilisation<text:tab/>8</text:p>
          <text:p text:style-name="P47">6.3 -Les règles de gestion générales<text:tab/>8</text:p>
          <text:p text:style-name="P47">6.4 -Le workflow XXX<text:tab/>8</text:p>
          <text:p text:style-name="P46">7 -Composant XXX<text:tab/>9</text:p>
          <text:p text:style-name="P46">8 -Glossaire<text:tab/>10</text:p>
        </text:index-body>
      </text:table-of-content>
      <text:p text:style-name="P42"/>
      <text:p text:style-name="P42"/>
      <text:h text:style-name="P56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5">Auteur</text:p>
          </table:table-cell>
          <table:table-cell table:style-name="Tableau7.A1" office:value-type="string">
            <text:p text:style-name="P45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5">Version</text:p>
          </table:table-cell>
        </table:table-row>
        <table:table-row table:style-name="Tableau7.2">
          <table:table-cell table:style-name="Tableau7.A2" office:value-type="string">
            <text:p text:style-name="P22">Xxx</text:p>
          </table:table-cell>
          <table:table-cell table:style-name="Tableau7.B2" office:value-type="string">
            <text:p text:style-name="P22">JJ/MM/AAAA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2">XXX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43"/>
      <text:p text:style-name="P31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5">dossier de conception fonctionnelle </text:span>de l'application <text:span text:style-name="T9">XXX…</text:span></text:p>
      <text:p text:style-name="P32">Objectif du document…</text:p>
      <text:p text:style-name="P33">Les éléments du présents dossiers découlent :</text:p>
      <text:list xml:id="list1405182441" text:style-name="L2">
        <text:list-item>
          <text:p text:style-name="P73">de …</text:p>
        </text:list-item>
        <text:list-item>
          <text:p text:style-name="P73">...</text:p>
        </text:list-item>
      </text:list>
      <text:h text:style-name="Heading_20_2" text:outline-level="2">Références</text:h>
      <text:p text:style-name="Text_20_body">Pour de plus amples informations, se référer <text:span text:style-name="T16">également aux éléments suivants</text:span> :</text:p>
      <text:list xml:id="list3161401555" text:style-name="L3">
        <text:list-item>
          <text:p text:style-name="P74"><text:span text:style-name="T6">D</text:span><text:span text:style-name="T8">C</text:span><text:span text:style-name="T6">T - </text:span><text:span text:style-name="T7">Xxx</text:span> : Dossier de <text:span text:style-name="T9">conception</text:span> technique de l'application</text:p>
        </text:list-item>
        <text:list-item>
          <text:p text:style-name="P74">…</text:p>
        </text:list-item>
      </text:list>
      <text:h text:style-name="P59" text:outline-level="2">Besoin du client</text:h>
      <text:h text:style-name="P61" text:outline-level="3">Contexte</text:h>
      <text:h text:style-name="P62" text:outline-level="3">Enjeux et Objectifs</text:h>
      <text:h text:style-name="Heading_20_1" text:outline-level="1"><text:span text:style-name="T10">Description </text:span>générale<text:span text:style-name="T10"> de la solution</text:span></text:h>
      <text:p text:style-name="P49">…</text:p>
      <text:h text:style-name="Heading_20_2" text:outline-level="2">Les principe de fonctionnement</text:h>
      <text:p text:style-name="P50"/>
      <text:h text:style-name="P57" text:outline-level="2">Les acteurs</text:h>
      <text:p text:style-name="P36"/>
      <text:h text:style-name="P60" text:outline-level="2"><text:span text:style-name="T12">Les c</text:span><text:span text:style-name="T10">as d’utilisation </text:span><text:span text:style-name="T13">généraux</text:span></text:h>
      <text:p text:style-name="P52">Diagramme UML des cas d’utiliation généraux.<text:line-break/><text:span text:style-name="T21">Ne pas détailler.<text:line-break/>Ex : faire un seul cas d’utilisation “Gestion des catégories” au lieu de “Ajouter une catégorie”, “</text:span><text:span text:style-name="T22">S</text:span><text:span text:style-name="T21">upprimer </text:span><text:span text:style-name="T22">une catégorie”</text:span><text:span text:style-name="T21">...</text:span></text:p>
      <text:h text:style-name="P53" text:outline-level="1">Le domaine fonctionnel</text:h>
      <text:h text:style-name="Heading_20_2" text:outline-level="2">Référentiel</text:h>
      <text:p text:style-name="P51">Diagramme UML <text:span text:style-name="T17">de classes</text:span></text:p>
      <text:p text:style-name="P33"><text:span text:style-name="T23">E</text:span>xplications…</text:p>
      <text:h text:style-name="P63" text:outline-level="3">Règles de gestion</text:h>
      <text:h text:style-name="Heading_20_2" text:outline-level="2"><text:span text:style-name="T11">P</text:span><text:span text:style-name="T10">ackage X</text:span></text:h>
      <text:p text:style-name="P37">…</text:p>
      <text:p text:style-name="P37"/>
      <text:h text:style-name="P54" text:outline-level="1">Les workflows</text:h>
      <text:h text:style-name="Heading_20_2" text:outline-level="2">Le workflow XXX</text:h>
      <text:p text:style-name="Text_20_body">...</text:p>
      <text:h text:style-name="P55" text:outline-level="1">Application Web</text:h>
      <text:p text:style-name="P38">Introduction, objectifs...</text:p>
      <text:p text:style-name="P38"/>
      <text:h text:style-name="P58" text:outline-level="2">Les acteurs</text:h>
      <text:p text:style-name="P35"/>
      <text:h text:style-name="Heading_20_2" text:outline-level="2"><text:span text:style-name="T14">Les c</text:span>as d’utilisation</text:h>
      <text:p text:style-name="P40">Diagramme UML de cas d’utilisation</text:p>
      <text:h text:style-name="Heading_20_3" text:outline-level="3">Package A</text:h>
      <text:h text:style-name="P64" text:outline-level="4"><text:span text:style-name="T20">UC1 – Cas d’utilisation </text:span>X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Identifiant</text:p>
          </table:table-cell>
          <table:table-cell table:style-name="Tableau3.B1" office:value-type="string">
            <text:p text:style-name="P25">UC1 – Xxxx</text:p>
          </table:table-cell>
        </table:table-row>
        <table:table-row table:style-name="Tableau3.1">
          <table:table-cell table:style-name="Tableau3.A2" office:value-type="string">
            <text:p text:style-name="Standard">Description</text:p>
          </table:table-cell>
          <table:table-cell table:style-name="Tableau3.B2" office:value-type="string">
            <text:p text:style-name="P69"/>
          </table:table-cell>
        </table:table-row>
        <table:table-row table:style-name="Tableau3.1">
          <table:table-cell table:style-name="Tableau3.A2" office:value-type="string">
            <text:p text:style-name="Standard">Pré-conditions</text:p>
          </table:table-cell>
          <table:table-cell table:style-name="Tableau3.B3" office:value-type="string">
            <text:list xml:id="list3094187401" text:style-name="L4">
              <text:list-item>
                <text:p text:style-name="P68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Données en entrée</text:p>
          </table:table-cell>
          <table:table-cell table:style-name="Tableau3.B4" office:value-type="string">
            <text:list xml:id="list328808638" text:style-name="L5">
              <text:list-item>
                <text:p text:style-name="P70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Scénario nominal</text:p>
          </table:table-cell>
          <table:table-cell table:style-name="Tableau3.B5" office:value-type="string">
            <text:list xml:id="list3719865064" text:style-name="L6">
              <text:list-item>
                <text:p text:style-name="P71">…</text:p>
              </text:list-item>
              <text:list-item>
                <text:p text:style-name="P71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Résultat</text:p>
          </table:table-cell>
          <table:table-cell table:style-name="Tableau3.B6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 text:style-name="Standard">Erreur<text:span text:style-name="T19">s</text:span></text:p>
          </table:table-cell>
          <table:table-cell table:style-name="Tableau3.B7" office:value-type="string">
            <text:list xml:id="list655506961" text:style-name="L7">
              <text:list-item>
                <text:p text:style-name="P72"/>
              </text:list-item>
            </text:list>
          </table:table-cell>
        </table:table-row>
      </table:table>
      <text:h text:style-name="P66" text:outline-level="5">Scénario alternatif : Xxxxx</text:h>
      <text:list xml:id="list2306246648" text:style-name="L8">
        <text:list-item>
          <text:p text:style-name="P75"/>
        </text:list-item>
      </text:list>
      <text:h text:style-name="P65" text:outline-level="4">Cas d’utilisation Y</text:h>
      <text:p text:style-name="P41">...</text:p>
      <text:h text:style-name="Heading_20_3" text:outline-level="3">Package B</text:h>
      <text:p text:style-name="P39">...</text:p>
      <text:h text:style-name="Heading_20_2" text:outline-level="2">Les règles de gestion générales</text:h>
      <text:p text:style-name="Text_20_body"/>
      <text:h text:style-name="Heading_20_2" text:outline-level="2"><text:soft-page-break/>Le workflow XXX</text:h>
      <text:p text:style-name="P34"/>
      <text:h text:style-name="Heading_20_1" text:outline-level="1"><text:span text:style-name="T18">Application</text:span> XXX</text:h>
      <text:p text:style-name="Text_20_body">..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 table:style-name="TableLine2926654421840"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24"/>
          </table:table-cell>
        </table:table-row>
        <table:table-row table:style-name="TableLine2926654410416"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2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1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style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2" style:family="paragraph" style:parent-style-name="Standard">
      <style:text-properties fo:font-size="2pt" officeooo:paragraph-rsid="00242b3f" style:font-size-asian="1.75pt" style:font-size-complex="2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P9" style:family="paragraph" style:parent-style-name="Standard">
      <style:text-properties officeooo:paragraph-rsid="00242b3f"/>
    </style:style>
    <style:style style:name="M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M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M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8" style:family="paragraph" style:parent-style-name="Table_20_Contents">
      <style:text-properties style:font-name="DejaVu Sans1" fo:font-size="10pt" style:font-size-asian="10pt" style:font-size-complex="10pt"/>
    </style:style>
    <style:style style:name="M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 loext:opacity="100%"/>
    </style:style>
    <style:style style:name="MT5" style:family="text">
      <style:text-properties fo:color="#96bf3c" loext:opacity="100%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fill-color="#99ccff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2926544110544">
            <table:table-cell table:style-name="Tableau6.A1" office:value-type="string">
              <text:p text:style-name="MP4"><text:user-defined style:data-style-name="N0" text:name="Entreprise">{{Entreprise}}</text:user-defined></text:p>
            </table:table-cell>
            <table:table-cell table:style-name="Tableau6.B1" office:value-type="string">
              <text:p text:style-name="MP5"><text:user-defined style:data-style-name="N0" text:name="Client">{{Client}}</text:user-defined></text:p>
              <text:p text:style-name="MP6"><text:user-defined style:data-style-name="N0" text:name="Projet">{{Projet}}</text:user-defined></text:p>
              <text:p text:style-name="MP7"><text:title>Dossier de conception fonctionnelle</text:title></text:p>
            </table:table-cell>
            <table:table-cell table:style-name="Tableau6.C1" office:value-type="string">
              <text:p text:style-name="MP8">Version : <text:user-defined style:data-style-name="N0" text:name="Version">{{Version}}</text:user-defined></text:p>
              <text:p text:style-name="MP8">Date : <text:user-defined style:data-style-name="N36" text:name="Version_Date">31/12/2016</text:user-defined></text:p>
              <text:p text:style-name="MP8">Page : <text:page-number text:select-page="current">10</text:page-number><text:s/>/ <text:page-count>11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2926544116800">
            <table:table-cell table:style-name="Tableau4.A1" office:value-type="string">
              <text:p text:style-name="MP9">&lt;LogoClient&gt;</text:p>
            </table:table-cell>
            <table:table-cell table:style-name="Tableau4.A1" office:value-type="string">
              <text:p text:style-name="MP10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1"><text:user-defined style:data-style-name="N0" text:name="Entreprise">{{Entreprise}}</text:user-defined></text:p>
            </table:table-cell>
            <table:table-cell table:style-name="Tableau5.A1" office:value-type="string">
              <text:p text:style-name="MP12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3">&lt;siteWebEntreprise&gt;</text:p>
            </table:table-cell>
            <table:table-cell table:style-name="Tableau5.A1" office:value-type="string">
              <text:p text:style-name="MP14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2926543961504">
            <table:table-cell table:style-name="Tableau9.A1" office:value-type="string">
              <text:p text:style-name="MP15"><text:span text:style-name="MT4">open</text:span><text:span text:style-name="MT5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1</text:page-count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14T14:29:45.355181548</meta:creation-date>
    <meta:editing-duration>P0D</meta:editing-duration>
    <meta:editing-cycles>1</meta:editing-cycles>
    <meta:generator>LibreOffice/7.1.0.3$Windows_X86_64 LibreOffice_project/f6099ecf3d29644b5008cc8f48f42f4a40986e4c</meta:generator>
    <dc:title>Dossier de conception fonctionnelle</dc:title>
    <meta:document-statistic meta:table-count="8" meta:image-count="0" meta:object-count="0" meta:page-count="11" meta:paragraph-count="124" meta:word-count="466" meta:character-count="2640" meta:non-whitespace-character-count="2326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